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121"/>
    <style:style style:name="ce2" style:family="table-cell" style:parent-style-name="Default" style:data-style-name="N46"/>
    <style:style style:name="ce3" style:family="table-cell" style:parent-style-name="Default" style:data-style-name="N2"/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453.51pt" svg:height="255.09pt" svg:x="4.39pt" svg:y="136.09pt">
            <draw:object draw:notify-on-update-of-ranges="Sheet1.A3:Sheet1.A10 Sheet1.E2:Sheet1.E2 Sheet1.E3:Sheet1.E10" xlink:href="./Object 1" xlink:type="simple" xlink:show="embed" xlink:actuate="onLoad">
              <loext:p text:style-name="P1">p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453.51pt" svg:height="255.09pt" svg:x="0.03pt" svg:y="409.63pt">
            <draw:object draw:notify-on-update-of-ranges="Sheet1.A3:Sheet1.A10 Sheet1.B2:Sheet1.B2 Sheet1.B3:Sheet1.B10 Sheet1.C2:Sheet1.C2 Sheet1.C3:Sheet1.C10 Sheet1.D2:Sheet1.D2 Sheet1.D3:Sheet1.D10 Sheet1.E2:Sheet1.E2 Sheet1.E3:Sheet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table:style-name="Default" office:value-type="string" calcext:value-type="string">
            <text:p>Time (s)</text:p>
          </table:table-cell>
          <table:table-cell table:style-name="Default"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time" office:time-value="PT22H21M18.044425S" calcext:value-type="time">
            <text:p>22:21:18.04</text:p>
          </table:table-cell>
          <table:table-cell office:value-type="time" office:time-value="PT22H35M24.145848S" calcext:value-type="time">
            <text:p>22:35:24.15</text:p>
          </table:table-cell>
          <table:table-cell table:formula="of:=([.C3]-[.B3])*(24*60*60)" office:value-type="float" office:value="846.101423000006" calcext:value-type="float">
            <text:p>846.10</text:p>
          </table:table-cell>
          <table:table-cell office:value-type="percentage" office:value="0.89" calcext:value-type="percentage">
            <text:p>89.00%</text:p>
          </table:table-cell>
          <table:table-cell/>
          <table:table-cell table:formula="of:=14*60+25.134" office:value-type="float" office:value="865.134" calcext:value-type="float">
            <text:p>865.13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time" office:time-value="PT22H35M28.642443S" calcext:value-type="time">
            <text:p>22:35:28.64</text:p>
          </table:table-cell>
          <table:table-cell office:value-type="time" office:time-value="PT22H49M59.289559S" calcext:value-type="time">
            <text:p>22:49:59.29</text:p>
          </table:table-cell>
          <table:table-cell table:formula="of:=([.C4]-[.B4])*(24*60*60)" office:value-type="float" office:value="870.64711599999" calcext:value-type="float">
            <text:p>870.65</text:p>
          </table:table-cell>
          <table:table-cell office:value-type="percentage" office:value="0.903" calcext:value-type="percentage">
            <text:p>90.30%</text:p>
          </table:table-cell>
          <table:table-cell table:number-columns-repeated="2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time" office:time-value="PT22H50M03.816617S" calcext:value-type="time">
            <text:p>22:50:03.82</text:p>
          </table:table-cell>
          <table:table-cell office:value-type="time" office:time-value="PT23H04M36.007034S" calcext:value-type="time">
            <text:p>23:04:36.01</text:p>
          </table:table-cell>
          <table:table-cell table:formula="of:=([.C5]-[.B5])*(24*60*60)" office:value-type="float" office:value="872.190416999991" calcext:value-type="float">
            <text:p>872.19</text:p>
          </table:table-cell>
          <table:table-cell office:value-type="percentage" office:value="0.892" calcext:value-type="percentage">
            <text:p>89.20%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time" office:time-value="PT23H04M40.484445S" calcext:value-type="time">
            <text:p>23:04:40.48</text:p>
          </table:table-cell>
          <table:table-cell office:value-type="time" office:time-value="PT23H19M09.005518S" calcext:value-type="time">
            <text:p>23:19:09.01</text:p>
          </table:table-cell>
          <table:table-cell table:formula="of:=([.C6]-[.B6])*(24*60*60)" office:value-type="float" office:value="868.521073000014" calcext:value-type="float">
            <text:p>868.52</text:p>
          </table:table-cell>
          <table:table-cell office:value-type="percentage" office:value="0.898" calcext:value-type="percentage">
            <text:p>89.80%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time" office:time-value="PT23H19M13.375442S" calcext:value-type="time">
            <text:p>23:19:13.38</text:p>
          </table:table-cell>
          <table:table-cell office:value-type="time" office:time-value="PT23H33M46.315812S" calcext:value-type="time">
            <text:p>23:33:46.32</text:p>
          </table:table-cell>
          <table:table-cell table:formula="of:=([.C7]-[.B7])*(24*60*60)" office:value-type="float" office:value="872.940369999999" calcext:value-type="float">
            <text:p>872.94</text:p>
          </table:table-cell>
          <table:table-cell office:value-type="percentage" office:value="0.881" calcext:value-type="percentage">
            <text:p>88.10%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time" office:time-value="PT23H33M50.802002S" calcext:value-type="time">
            <text:p>23:33:50.80</text:p>
          </table:table-cell>
          <table:table-cell office:value-type="time" office:time-value="PT23H48M15.378378S" calcext:value-type="time">
            <text:p>23:48:15.38</text:p>
          </table:table-cell>
          <table:table-cell table:formula="of:=([.C8]-[.B8])*(24*60*60)" office:value-type="float" office:value="864.576375999997" calcext:value-type="float">
            <text:p>864.58</text:p>
          </table:table-cell>
          <table:table-cell office:value-type="percentage" office:value="0.89" calcext:value-type="percentage">
            <text:p>89.00%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time" office:time-value="PT23H48M19.921471S" calcext:value-type="time">
            <text:p>23:48:19.92</text:p>
          </table:table-cell>
          <table:table-cell office:value-type="time" office:time-value="PT24H02M19.96S" calcext:value-type="time">
            <text:p>24:02:19.96</text:p>
          </table:table-cell>
          <table:table-cell table:formula="of:=([.C9]-[.B9])*(24*60*60)" office:value-type="float" office:value="840.03852900001" calcext:value-type="float">
            <text:p>840.04</text:p>
          </table:table-cell>
          <table:table-cell office:value-type="percentage" office:value="0.876" calcext:value-type="percentage">
            <text:p>87.60%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.0</text:p>
          </table:table-cell>
          <table:table-cell office:value-type="time" office:time-value="PT00H02M24.504573S" calcext:value-type="time">
            <text:p>00:02:24.50</text:p>
          </table:table-cell>
          <table:table-cell office:value-type="time" office:time-value="PT00H16M18.658036S" calcext:value-type="time">
            <text:p>00:16:18.66</text:p>
          </table:table-cell>
          <table:table-cell table:formula="of:=([.C10]-[.B10])*(24*60*60)" office:value-type="float" office:value="834.153463" calcext:value-type="float">
            <text:p>834.15</text:p>
          </table:table-cell>
          <table:table-cell office:value-type="percentage" office:value="0.884" calcext:value-type="percentage">
            <text:p>88.40%</text:p>
          </table:table-cell>
          <table:table-cell/>
          <table:table-cell table:style-name="ce4" table:formula="of:=[.E10]-MAX([.E3:.E10])" office:value-type="percentage" office:value="-0.019" calcext:value-type="percentage">
            <text:p>-1.90%</text:p>
          </table:table-cell>
        </table:table-row>
      </table:table>
      <table:named-expressions/>
      <table:database-ranges>
        <table:database-range table:name="__Anonymous_Sheet_DB__0" table:target-range-address="Sheet1.A2:Sheet1.E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20:46:20.540315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8:30:58.100646556</meta:creation-date>
    <meta:editing-duration>PT2H37M27S</meta:editing-duration>
    <meta:editing-cycles>4</meta:editing-cycles>
    <meta:generator>LibreOffice/6.0.7.3$Linux_AARCH64 LibreOffice_project/00m0$Build-3</meta:generator>
    <dc:date>2020-06-14T12:09:21.160332723</dc:date>
    <meta:document-statistic meta:table-count="1" meta:cell-count="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6cm" chart:style-name="ch2">
          <text:p>Accuracy vs. Learning Rate</text:p>
        </chart:title>
        <chart:subtitle svg:x="6.488cm" svg:y="1.275cm" chart:style-name="ch3">
          <text:p>NVidia RTX2080</text:p>
        </chart:subtitle>
        <chart:plot-area chart:style-name="ch4" table:cell-range-address="Sheet1.A3:Sheet1.A10 Sheet1.E2:Sheet1.E10" chart:data-source-has-labels="both" svg:x="1.331cm" svg:y="2.138cm" svg:width="14.349cm" svg:height="5.701cm">
          <chartooo:coordinate-region svg:x="2.746cm" svg:y="2.337cm" svg:width="12.934cm" svg:height="4.855cm"/>
          <chart:axis chart:dimension="x" chart:name="primary-x" chart:style-name="ch5" chartooo:axis-type="auto">
            <chartooo:date-scale/>
            <chart:title svg:x="7.416cm" svg:y="8.019cm" chart:style-name="ch6">
              <text:p>Learning Rate</text:p>
            </chart:title>
            <chart:categories table:cell-range-address="Sheet1.A3:Sheet1.A10"/>
          </chart:axis>
          <chart:axis chart:dimension="y" chart:name="primary-y" chart:style-name="ch7">
            <chart:title svg:x="0.451cm" svg:y="5.707cm" chart:style-name="ch8">
              <text:p>Accuracy</text:p>
            </chart:title>
            <chart:grid chart:style-name="ch9" chart:class="major"/>
          </chart:axis>
          <chart:series chart:style-name="ch10" chart:values-cell-range-address="Sheet1.E3:Sheet1.E10" chart:label-cell-address="Sheet1.E2:Sheet1.E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0.0001">
                <text:p>0.0001</text:p>
                <draw:g>
                  <svg:desc>Sheet1.A3:Sheet1.A10</svg:desc>
                </draw:g>
              </table:table-cell>
              <table:table-cell office:value-type="float" office:value="0.89">
                <text:p>0.89</text:p>
                <draw:g>
                  <svg:desc>Sheet1.E3:Sheet1.E10</svg:desc>
                </draw:g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84">
                <text:p>0.8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6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6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46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Training Time vs. Learning Rate</text:p>
        </chart:title>
        <chart:subtitle svg:x="6.488cm" svg:y="1.275cm" chart:style-name="ch3">
          <text:p>NVidia RTX2080</text:p>
        </chart:subtitle>
        <chart:plot-area chart:style-name="ch4" table:cell-range-address="Sheet1.A2:Sheet1.E10" chart:data-source-has-labels="both" svg:x="1.331cm" svg:y="2.138cm" svg:width="14.349cm" svg:height="5.701cm">
          <chartooo:coordinate-region svg:x="3.937cm" svg:y="2.338cm" svg:width="11.743cm" svg:height="4.854cm"/>
          <chart:axis chart:dimension="x" chart:name="primary-x" chart:style-name="ch5" chartooo:axis-type="auto">
            <chartooo:date-scale/>
            <chart:title svg:x="7.416cm" svg:y="8.019cm" chart:style-name="ch6">
              <text:p>Learning Rate</text:p>
            </chart:title>
            <chart:categories table:cell-range-address="Sheet1.A3:Sheet1.A10"/>
          </chart:axis>
          <chart:axis chart:dimension="y" chart:name="primary-y" chart:style-name="ch7">
            <chart:title svg:x="0.451cm" svg:y="6.792cm" chart:style-name="ch8">
              <text:p>Training Time (seconds)</text:p>
            </chart:title>
            <chart:grid chart:style-name="ch9" chart:class="major"/>
          </chart:axis>
          <chart:series chart:style-name="ch10" chart:values-cell-range-address="Sheet1.B3:Sheet1.B10" chart:label-cell-address="Sheet1.B2:Sheet1.B2" chart:class="chart:bar">
            <chart:data-point chart:repeated="8"/>
          </chart:series>
          <chart:series chart:style-name="ch11" chart:values-cell-range-address="Sheet1.C3:Sheet1.C10" chart:label-cell-address="Sheet1.C2:Sheet1.C2" chart:class="chart:bar">
            <chart:data-point chart:repeated="8"/>
          </chart:series>
          <chart:series chart:style-name="ch12" chart:values-cell-range-address="Sheet1.D3:Sheet1.D10" chart:label-cell-address="Sheet1.D2:Sheet1.D2" chart:class="chart:bar">
            <chart:data-point chart:repeated="8"/>
          </chart:series>
          <chart:series chart:style-name="ch13" chart:values-cell-range-address="Sheet1.E3:Sheet1.E10" chart:label-cell-address="Sheet1.E2:Sheet1.E2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B2:Sheet1.B2</svg:desc>
                </draw:g>
              </table:table-cell>
              <table:table-cell office:value-type="string">
                <text:p>End</text:p>
                <draw:g>
                  <svg:desc>Sheet1.C2:Sheet1.C2</svg:desc>
                </draw:g>
              </table:table-cell>
              <table:table-cell office:value-type="string">
                <text:p>Time (s)</text:p>
                <draw:g>
                  <svg:desc>Sheet1.D2:Sheet1.D2</svg:desc>
                </draw:g>
              </table:table-cell>
              <table:table-cell office:value-type="string">
                <text:p>Accuracy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0.0001">
                <text:p>0.0001</text:p>
                <draw:g>
                  <svg:desc>Sheet1.A3:Sheet1.A10</svg:desc>
                </draw:g>
              </table:table-cell>
              <table:table-cell office:value-type="float" office:value="0.931458847511574">
                <text:p>0.931458847511574</text:p>
                <draw:g>
                  <svg:desc>Sheet1.B3:Sheet1.B10</svg:desc>
                </draw:g>
              </table:table-cell>
              <table:table-cell office:value-type="float" office:value="0.941251688055556">
                <text:p>0.941251688055556</text:p>
                <draw:g>
                  <svg:desc>Sheet1.C3:Sheet1.C10</svg:desc>
                </draw:g>
              </table:table-cell>
              <table:table-cell office:value-type="float" office:value="846.101423000006">
                <text:p>846.101423000006</text:p>
                <draw:g>
                  <svg:desc>Sheet1.D3:Sheet1.D10</svg:desc>
                </draw:g>
              </table:table-cell>
              <table:table-cell office:value-type="float" office:value="0.89">
                <text:p>0.89</text:p>
                <draw:g>
                  <svg:desc>Sheet1.E3:Sheet1.E10</svg:desc>
                </draw:g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941303731979167">
                <text:p>0.941303731979167</text:p>
              </table:table-cell>
              <table:table-cell office:value-type="float" office:value="0.95138066619213">
                <text:p>0.95138066619213</text:p>
              </table:table-cell>
              <table:table-cell office:value-type="float" office:value="870.64711599999">
                <text:p>870.64711599999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0.951433062696759">
                <text:p>0.951433062696759</text:p>
              </table:table-cell>
              <table:table-cell office:value-type="float" office:value="0.961527859189815">
                <text:p>0.961527859189815</text:p>
              </table:table-cell>
              <table:table-cell office:value-type="float" office:value="872.190416999991">
                <text:p>872.190416999991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961579681076389">
                <text:p>0.961579681076389</text:p>
              </table:table-cell>
              <table:table-cell office:value-type="float" office:value="0.971632008310185">
                <text:p>0.971632008310185</text:p>
              </table:table-cell>
              <table:table-cell office:value-type="float" office:value="868.521073000014">
                <text:p>868.521073000014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971682586134259">
                <text:p>0.971682586134259</text:p>
              </table:table-cell>
              <table:table-cell office:value-type="float" office:value="0.981786062638889">
                <text:p>0.981786062638889</text:p>
              </table:table-cell>
              <table:table-cell office:value-type="float" office:value="872.940369999999">
                <text:p>872.940369999999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81837986134259">
                <text:p>0.981837986134259</text:p>
              </table:table-cell>
              <table:table-cell office:value-type="float" office:value="0.991844657152778">
                <text:p>0.991844657152778</text:p>
              </table:table-cell>
              <table:table-cell office:value-type="float" office:value="864.576375999997">
                <text:p>864.57637599999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91897239247685">
                <text:p>0.991897239247685</text:p>
              </table:table-cell>
              <table:table-cell office:value-type="float" office:value="1.00161990740741">
                <text:p>1.00161990740741</text:p>
              </table:table-cell>
              <table:table-cell office:value-type="float" office:value="840.03852900001">
                <text:p>840.03852900001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167250663194444">
                <text:p>0.00167250663194444</text:p>
              </table:table-cell>
              <table:table-cell office:value-type="float" office:value="0.0113270606018519">
                <text:p>0.0113270606018519</text:p>
              </table:table-cell>
              <table:table-cell office:value-type="float" office:value="834.153463">
                <text:p>834.153463</text:p>
              </table:table-cell>
              <table:table-cell office:value-type="float" office:value="0.884">
                <text:p>0.8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